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2pt" officeooo:rsid="000cf2e2" officeooo:paragraph-rsid="000cf2e2" style:font-size-asian="10.5pt" style:font-size-complex="12pt"/>
    </style:style>
    <style:style style:name="P3" style:family="paragraph" style:parent-style-name="Standard">
      <style:paragraph-properties fo:text-align="start" style:justify-single-word="false"/>
      <style:text-properties fo:font-size="12pt" officeooo:rsid="0011eed4" officeooo:paragraph-rsid="000cf2e2" style:font-size-asian="10.5pt" style:font-size-complex="12pt"/>
    </style:style>
    <style:style style:name="P4" style:family="paragraph" style:parent-style-name="Standard">
      <style:paragraph-properties fo:text-align="start" style:justify-single-word="false"/>
      <style:text-properties fo:font-size="12pt" officeooo:rsid="0011eed4" officeooo:paragraph-rsid="00134525" style:font-size-asian="10.5pt" style:font-size-complex="12pt"/>
    </style:style>
    <style:style style:name="P5" style:family="paragraph" style:parent-style-name="Standard">
      <style:paragraph-properties fo:text-align="start" style:justify-single-word="false"/>
      <style:text-properties officeooo:paragraph-rsid="001669a9"/>
    </style:style>
    <style:style style:name="P6" style:family="paragraph" style:parent-style-name="Standard">
      <style:paragraph-properties fo:text-align="start" style:justify-single-word="false"/>
      <style:text-properties officeooo:paragraph-rsid="001e6cf0"/>
    </style:style>
    <style:style style:name="P7" style:family="paragraph" style:parent-style-name="Standard" style:list-style-name="L3">
      <style:paragraph-properties fo:text-align="start" style:justify-single-word="false"/>
      <style:text-properties officeooo:paragraph-rsid="001e6cf0"/>
    </style:style>
    <style:style style:name="P8" style:family="paragraph" style:parent-style-name="Standard" style:list-style-name="L3">
      <style:paragraph-properties fo:text-align="start" style:justify-single-word="false"/>
      <style:text-properties officeooo:paragraph-rsid="001f1f35"/>
    </style:style>
    <style:style style:name="P9" style:family="paragraph" style:parent-style-name="Standard" style:list-style-name="L4">
      <style:paragraph-properties fo:text-align="start" style:justify-single-word="false"/>
      <style:text-properties officeooo:paragraph-rsid="001f92e6"/>
    </style:style>
    <style:style style:name="P10" style:family="paragraph" style:parent-style-name="Standard">
      <style:paragraph-properties fo:text-align="start" style:justify-single-word="false"/>
      <style:text-properties officeooo:rsid="001c6cd7" officeooo:paragraph-rsid="001c6cd7"/>
    </style:style>
    <style:style style:name="P11" style:family="paragraph" style:parent-style-name="Standard">
      <style:paragraph-properties fo:text-align="start" style:justify-single-word="false"/>
      <style:text-properties officeooo:rsid="001c6cd7" officeooo:paragraph-rsid="001ced76"/>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c6cd7" officeooo:paragraph-rsid="001c6cd7"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4pt" officeooo:rsid="001c6cd7" officeooo:paragraph-rsid="001c6cd7" style:font-size-asian="14pt" style:font-size-complex="14pt"/>
    </style:style>
    <style:style style:name="P15" style:family="paragraph" style:parent-style-name="Standard">
      <style:paragraph-properties fo:text-align="start" style:justify-single-word="false"/>
      <style:text-properties fo:font-size="14pt" officeooo:rsid="001c6cd7" officeooo:paragraph-rsid="001ced76" style:font-size-asian="14pt" style:font-size-complex="14pt"/>
    </style:style>
    <style:style style:name="P16" style:family="paragraph" style:parent-style-name="Standard">
      <style:paragraph-properties fo:text-align="start" style:justify-single-word="false"/>
      <style:text-properties officeooo:rsid="001ced76" officeooo:paragraph-rsid="001ced76"/>
    </style:style>
    <style:style style:name="P17" style:family="paragraph" style:parent-style-name="Standard">
      <style:paragraph-properties fo:text-align="start" style:justify-single-word="false"/>
      <style:text-properties officeooo:rsid="001e694d" officeooo:paragraph-rsid="001e694d"/>
    </style:style>
    <style:style style:name="P18" style:family="paragraph" style:parent-style-name="Standard" style:list-style-name="L1">
      <style:paragraph-properties fo:text-align="start" style:justify-single-word="false"/>
      <style:text-properties officeooo:rsid="001e694d" officeooo:paragraph-rsid="001e694d"/>
    </style:style>
    <style:style style:name="P19" style:family="paragraph" style:parent-style-name="Standard">
      <style:paragraph-properties fo:text-align="start" style:justify-single-word="false"/>
      <style:text-properties fo:font-weight="bold" officeooo:rsid="001e694d" officeooo:paragraph-rsid="001e694d" style:font-weight-asian="bold" style:font-weight-complex="bold"/>
    </style:style>
    <style:style style:name="P20" style:family="paragraph" style:parent-style-name="Standard">
      <style:paragraph-properties fo:text-align="start" style:justify-single-word="false"/>
      <style:text-properties fo:font-weight="bold" officeooo:paragraph-rsid="001e6cf0" style:font-weight-asian="bold" style:font-weight-complex="bold"/>
    </style:style>
    <style:style style:name="P21" style:family="paragraph" style:parent-style-name="Standard">
      <style:paragraph-properties fo:text-align="start" style:justify-single-word="false"/>
      <style:text-properties fo:font-weight="bold" officeooo:paragraph-rsid="001f92e6" style:font-weight-asian="bold" style:font-weight-complex="bold"/>
    </style:style>
    <style:style style:name="P22" style:family="paragraph" style:parent-style-name="Standard">
      <style:paragraph-properties fo:text-align="start" style:justify-single-word="false"/>
      <style:text-properties fo:font-weight="bold" officeooo:rsid="001ff09e" officeooo:paragraph-rsid="001ff09e" style:font-weight-asian="bold" style:font-weight-complex="bold"/>
    </style:style>
    <style:style style:name="P23" style:family="paragraph" style:parent-style-name="Standard" style:list-style-name="L2">
      <style:paragraph-properties fo:text-align="start" style:justify-single-word="false"/>
      <style:text-properties officeooo:rsid="001e6cf0" officeooo:paragraph-rsid="001e6cf0"/>
    </style:style>
    <style:style style:name="P24" style:family="paragraph" style:parent-style-name="Standard">
      <style:paragraph-properties fo:text-align="start" style:justify-single-word="false"/>
      <style:text-properties officeooo:rsid="001e6cf0" officeooo:paragraph-rsid="001e6cf0"/>
    </style:style>
    <style:style style:name="P25" style:family="paragraph" style:parent-style-name="Standard">
      <style:paragraph-properties fo:text-align="start" style:justify-single-word="false"/>
      <style:text-properties officeooo:rsid="001f1f35" officeooo:paragraph-rsid="001f1f35"/>
    </style:style>
    <style:style style:name="P26" style:family="paragraph" style:parent-style-name="Standard">
      <style:paragraph-properties fo:text-align="start" style:justify-single-word="false"/>
      <style:text-properties officeooo:rsid="001ff09e" officeooo:paragraph-rsid="001ff09e"/>
    </style:style>
    <style:style style:name="P27" style:family="paragraph" style:parent-style-name="Standard" style:list-style-name="L5">
      <style:paragraph-properties fo:text-align="start" style:justify-single-word="false"/>
      <style:text-properties officeooo:rsid="001ff09e" officeooo:paragraph-rsid="001ff09e"/>
    </style:style>
    <style:style style:name="P28" style:family="paragraph" style:parent-style-name="Standard" style:list-style-name="L6">
      <style:paragraph-properties fo:text-align="start" style:justify-single-word="false"/>
      <style:text-properties officeooo:rsid="0020ee51" officeooo:paragraph-rsid="0020ee51"/>
    </style:style>
    <style:style style:name="P29" style:family="paragraph" style:parent-style-name="Standard">
      <style:paragraph-properties fo:text-align="start" style:justify-single-word="false"/>
      <style:text-properties officeooo:rsid="0020ee51" officeooo:paragraph-rsid="0020ee51"/>
    </style:style>
    <style:style style:name="P30" style:family="paragraph" style:parent-style-name="Standard" style:list-style-name="L7">
      <style:paragraph-properties fo:text-align="start" style:justify-single-word="false"/>
      <style:text-properties officeooo:rsid="0020ee51" officeooo:paragraph-rsid="0020ee51"/>
    </style:style>
    <style:style style:name="P31" style:family="paragraph" style:parent-style-name="Standard">
      <style:paragraph-properties fo:text-align="start" style:justify-single-word="false"/>
      <style:text-properties officeooo:rsid="0020ee51" officeooo:paragraph-rsid="0021197e"/>
    </style:style>
    <style:style style:name="P32" style:family="paragraph" style:parent-style-name="Standard">
      <style:paragraph-properties fo:text-align="start" style:justify-single-word="false"/>
      <style:text-properties officeooo:rsid="0021197e" officeooo:paragraph-rsid="0021197e"/>
    </style:style>
    <style:style style:name="P33" style:family="paragraph" style:parent-style-name="Standard" style:list-style-name="L8">
      <style:paragraph-properties fo:text-align="start" style:justify-single-word="false"/>
      <style:text-properties officeooo:rsid="0021197e" officeooo:paragraph-rsid="0021197e"/>
    </style:style>
    <style:style style:name="T1" style:family="text">
      <style:text-properties officeooo:rsid="000cf2e2"/>
    </style:style>
    <style:style style:name="T2" style:family="text">
      <style:text-properties officeooo:rsid="000fe3a3"/>
    </style:style>
    <style:style style:name="T3" style:family="text">
      <style:text-properties officeooo:rsid="000ff32f"/>
    </style:style>
    <style:style style:name="T4" style:family="text">
      <style:text-properties fo:font-size="12pt" style:font-size-asian="10.5pt" style:font-size-complex="12pt"/>
    </style:style>
    <style:style style:name="T5" style:family="text">
      <style:text-properties fo:font-size="12pt" officeooo:rsid="0011b9ab" style:font-size-asian="10.5pt" style:font-size-complex="12pt"/>
    </style:style>
    <style:style style:name="T6" style:family="text">
      <style:text-properties fo:font-size="12pt" officeooo:rsid="000ff32f" style:font-size-asian="10.5pt" style:font-size-complex="12pt"/>
    </style:style>
    <style:style style:name="T7" style:family="text">
      <style:text-properties fo:font-size="12pt" officeooo:rsid="0011eed4" style:font-size-asian="10.5pt" style:font-size-complex="12pt"/>
    </style:style>
    <style:style style:name="T8" style:family="text">
      <style:text-properties fo:font-size="12pt" officeooo:rsid="00134525" style:font-size-asian="10.5pt" style:font-size-complex="12pt"/>
    </style:style>
    <style:style style:name="T9" style:family="text">
      <style:text-properties fo:font-size="12pt" officeooo:rsid="0014dbc8" style:font-size-asian="10.5pt" style:font-size-complex="12pt"/>
    </style:style>
    <style:style style:name="T10" style:family="text">
      <style:text-properties fo:font-size="12pt" officeooo:rsid="001669a9" style:font-size-asian="10.5pt" style:font-size-complex="12pt"/>
    </style:style>
    <style:style style:name="T11" style:family="text">
      <style:text-properties fo:font-size="12pt" officeooo:rsid="001c6cd7" style:font-size-asian="10.5pt" style:font-size-complex="12pt"/>
    </style:style>
    <style:style style:name="T12" style:family="text">
      <style:text-properties fo:font-size="12pt" officeooo:rsid="001ced76" style:font-size-asian="10.5pt" style:font-size-complex="12pt"/>
    </style:style>
    <style:style style:name="T13" style:family="text">
      <style:text-properties fo:font-size="12pt" officeooo:rsid="001e6cf0" style:font-size-asian="10.5pt" style:font-size-complex="12pt"/>
    </style:style>
    <style:style style:name="T14" style:family="text">
      <style:text-properties fo:font-size="12pt" officeooo:rsid="001f1f35" style:font-size-asian="10.5pt" style:font-size-complex="12pt"/>
    </style:style>
    <style:style style:name="T15" style:family="text">
      <style:text-properties fo:font-size="12pt" officeooo:rsid="001f92e6" style:font-size-asian="10.5pt" style:font-size-complex="12pt"/>
    </style:style>
    <style:style style:name="T16" style:family="text">
      <style:text-properties fo:font-size="12pt" officeooo:rsid="0020ee51" style:font-size-asian="10.5pt" style:font-size-complex="12pt"/>
    </style:style>
    <style:style style:name="T17" style:family="text">
      <style:text-properties fo:font-size="12pt" officeooo:rsid="0021197e" style:font-size-asian="10.5pt" style:font-size-complex="12pt"/>
    </style:style>
    <style:style style:name="T18" style:family="text">
      <style:text-properties fo:font-size="12pt" fo:font-weight="bold" style:font-size-asian="10.5pt" style:font-weight-asian="bold" style:font-size-complex="12pt" style:font-weight-complex="bold"/>
    </style:style>
    <style:style style:name="T19" style:family="text">
      <style:text-properties fo:font-size="12pt" fo:font-weight="bold" officeooo:rsid="001ced76" style:font-size-asian="10.5pt" style:font-weight-asian="bold" style:font-size-complex="12pt" style:font-weight-complex="bold"/>
    </style:style>
    <style:style style:name="T20" style:family="text">
      <style:text-properties fo:font-size="16pt" officeooo:rsid="000cf2e2" style:font-size-asian="16pt" style:font-size-complex="16pt"/>
    </style:style>
    <style:style style:name="T21" style:family="text">
      <style:text-properties fo:font-size="16pt" fo:font-weight="bold" officeooo:rsid="000cf2e2" style:font-size-asian="16pt" style:font-weight-asian="bold" style:font-size-complex="16pt" style:font-weight-complex="bold"/>
    </style:style>
    <style:style style:name="T22" style:family="text">
      <style:text-properties officeooo:rsid="001669a9"/>
    </style:style>
    <style:style style:name="T23" style:family="text">
      <style:text-properties officeooo:rsid="001ced76"/>
    </style:style>
    <style:style style:name="T24" style:family="text">
      <style:text-properties style:text-position="0% 100%" fo:font-size="12pt" fo:font-weight="bold" style:font-size-asian="10.5pt" style:font-weight-asian="bold" style:font-size-complex="12pt" style:font-weight-complex="bold"/>
    </style:style>
    <style:style style:name="T25" style:family="text">
      <style:text-properties style:text-position="0% 100%" fo:font-size="12pt" fo:font-weight="bold" officeooo:rsid="001ced76" style:font-size-asian="10.5pt" style:font-weight-asian="bold" style:font-size-complex="12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Application Design: Event Management Syste<text:span text:style-name="T1">m</text:span></text:p>
      <text:p text:style-name="P1"/>
      <text:p text:style-name="P12">Description of site:</text:p>
      <text:p text:style-name="P2">The following Event Management Web Application for Music Events <text:span text:style-name="T2">will allow users of the site to do various functions. The focus of the site is on Music events such as but not limited to, music concerts, music festivals and live music at a venue. The users of the site will be able to see </text:span><text:span text:style-name="T3">all <text:s/>necessary details for a given music event such as, location, time, artist/s, and much more. The web app will also allow users to post events for other uses.</text:span></text:p>
      <text:p text:style-name="P2"/>
      <text:p text:style-name="P5"><text:span text:style-name="T21">Description of technology context:</text:span><text:span text:style-name="T20"><text:line-break/></text:span><text:span text:style-name="T6">The most</text:span><text:span text:style-name="T5"> applicable platform for this type of application would be </text:span><text:span text:style-name="T7">a web application as this will give the widest availability to </text:span><text:span text:style-name="T8">users, there if very little downside to this. Internet availability will change wether the web app is </text:span><text:span text:style-name="T11">available</text:span><text:span text:style-name="T8"> and can be seen as a downside however if there is no internet connection then non</text:span><text:span text:style-name="T11">e</text:span><text:span text:style-name="T8"> of the event data can be downloaded thus rendering the site pointless. Having this app as a mobile application limits the usability drastically as </text:span><text:span text:style-name="T9">small screens and touch controls aren't the best suited when it comes to extensive writing for posts and seeing many events at once. Another downside to this is if you are writing in native languages such as java or Kotlin for android and Swift for ISO, you’ll will need to maintain 2 separate code bases, which becomes easily becomes hard to manages with a limited team. </text:span><text:span text:style-name="T11">The upside to this approach is that users are more likely to download a phone app then download a desktop app for a Event Management app.</text:span><text:span text:style-name="T9"> An Desktop app is arguable the worst choice out of the 3 platforms. The issue with this is you have prominently 3 different desktop OS’s, Windows, macOS, and Linux, </text:span><text:span text:style-name="T10">with each os implementing system commends and system structure in different ways.</text:span><text:span text:style-name="T9"> this becomes a unnecessary h</text:span><text:span text:style-name="T10">u</text:span><text:span text:style-name="T9">rd</text:span><text:span text:style-name="T10">le</text:span><text:span text:style-name="T9"> to deal with when it comes to such a simple app. </text:span><text:span text:style-name="T10">A way around this is to use Electron as this is basically a web app that is run as a Desktop app and is compatible anywhere Chromium can be run</text:span><text:span text:style-name="T7">. </text:span><text:span text:style-name="T10">The problem with this approach is that using electron is extremely cumbersome on system requirements for such a simple app, and is unneeded. A positive side to running the app as a desktop app is that it can be opened and run without the internet, although this is mostly pointless as all the data to make the app useful wont be retrieved.</text:span></text:p>
      <text:p text:style-name="P5"><text:span text:style-name="T10"/></text:p>
      <text:p text:style-name="P13"><text:span text:style-name="T22">U</text:span>ser Stories:</text:p>
      <text:p text:style-name="P14">1)</text:p>
      <text:p text:style-name="P10"><text:span text:style-name="T18">Title:</text:span><text:span text:style-name="T4"> </text:span><text:span text:style-name="T12">View Upcoming Music Events</text:span></text:p>
      <text:p text:style-name="P16"><text:span text:style-name="T18">Story:</text:span><text:span text:style-name="T4"> As a Music Enthusiast I want to be able to view Upcoming events and be able to sort them on a number of parameters because this will make it quick and easy to pick the next music event I might want to attend.</text:span></text:p>
      <text:p text:style-name="P19"><text:span text:style-name="T4">Acceptance Criteria: </text:span></text:p>
      <text:list xml:id="list667959396" text:style-name="L1">
        <text:list-item>
          <text:p text:style-name="P18"><text:span text:style-name="T4">Show a list of events on the main page</text:span></text:p>
        </text:list-item>
        <text:list-item>
          <text:p text:style-name="P18"><text:span text:style-name="T4">Have the list of events update when new events are added</text:span></text:p>
        </text:list-item>
        <text:list-item>
          <text:p text:style-name="P18"><text:span text:style-name="T4">Be able to search for a Music event with key words from title or description</text:span></text:p>
        </text:list-item>
        <text:list-item>
          <text:p text:style-name="P18"><text:span text:style-name="T4">Filter the shown events based of flags such as Age Appropriate or Type of music/Artist</text:span></text:p>
        </text:list-item>
      </text:list>
      <text:p text:style-name="P10"><text:span text:style-name="T12"/></text:p>
      <text:p text:style-name="P15"><text:soft-page-break/><text:span text:style-name="T23">2</text:span>)</text:p>
      <text:p text:style-name="P11"><text:span text:style-name="T19">Title:</text:span><text:span text:style-name="T12"> Buy/Get a Ticket for a Given Event</text:span></text:p>
      <text:p text:style-name="P17"><text:span text:style-name="T19">S</text:span><text:span text:style-name="T18">tory:</text:span><text:span text:style-name="T4"> As a Regular festive attendee I want to be able to buy tickets for a given musical Event but due to the inability to pay the same way each time I will need to be able to pay in multiple different ways because being able to buy a ticket from a central music event website will make the process of buy tickets easier and less of a pain.</text:span></text:p>
      <text:p text:style-name="P19"><text:span text:style-name="T4">Acceptance Criteria:</text:span></text:p>
      <text:list xml:id="list1262614255" text:style-name="L2">
        <text:list-item>
          <text:p text:style-name="P23"><text:span text:style-name="T4">Have pricing visible on the event page</text:span></text:p>
        </text:list-item>
        <text:list-item>
          <text:p text:style-name="P23"><text:span text:style-name="T4">Have a easy to see “Buy” button for the event</text:span></text:p>
        </text:list-item>
        <text:list-item>
          <text:p text:style-name="P23"><text:span text:style-name="T4">Have the checkout page easy to navigate</text:span></text:p>
        </text:list-item>
        <text:list-item>
          <text:p text:style-name="P23"><text:span text:style-name="T4">Have multiple payment methods available for users </text:span></text:p>
        </text:list-item>
      </text:list>
      <text:p text:style-name="P11"><text:span text:style-name="T12"/></text:p>
      <text:p text:style-name="P15"><text:span text:style-name="T23">3</text:span>)</text:p>
      <text:p text:style-name="P11"><text:span text:style-name="T19">Title:</text:span><text:span text:style-name="T12"> View a Music Event’s Details, such as location and Price</text:span></text:p>
      <text:p text:style-name="P24"><text:span text:style-name="T19">S</text:span><text:span text:style-name="T18">tory:</text:span><text:span text:style-name="T4"> As a Person who is interested in attending a music event I </text:span><text:span text:style-name="T14">want</text:span><text:span text:style-name="T4"> to be able to view as many details about the events as possible because having more details available will help in the decision making process of if I would like to attend this music event.</text:span></text:p>
      <text:p text:style-name="P20"><text:span text:style-name="T13">Acceptance Criteria:</text:span></text:p>
      <text:list xml:id="list4065042800" text:style-name="L3">
        <text:list-item>
          <text:p text:style-name="P7"><text:span text:style-name="T13">Have the event information easy to read on the event page</text:span></text:p>
        </text:list-item>
        <text:list-item>
          <text:p text:style-name="P8"><text:span text:style-name="T14">Have important information about event highlighted in some way</text:span></text:p>
        </text:list-item>
      </text:list>
      <text:p text:style-name="P6"><text:span text:style-name="T13"/></text:p>
      <text:p text:style-name="P11"><text:span text:style-name="T12"/></text:p>
      <text:p text:style-name="P15"><text:span text:style-name="T23">4</text:span>)</text:p>
      <text:p text:style-name="P11"><text:span text:style-name="T19">Title:</text:span><text:span text:style-name="T12"> Post a New Music Event of the Web App</text:span></text:p>
      <text:p text:style-name="P25"><text:span text:style-name="T19">S</text:span><text:span text:style-name="T18">tory:</text:span><text:span text:style-name="T4"> As someone who is organising an music event I want to be able to share my event on the </text:span><text:span text:style-name="T15">Music Events Web App, and update the information as needed because being able to share an event of a central Event hub will boost the amount of people who attend and being able to change the event information will insure every will stay well informed about the event.</text:span></text:p>
      <text:p text:style-name="P21"><text:span text:style-name="T15">Acceptance Criteria:</text:span></text:p>
      <text:list xml:id="list3142638853" text:style-name="L4">
        <text:list-item>
          <text:p text:style-name="P9"><text:span text:style-name="T15">Having the user have the ability to add a Music Events to the App</text:span></text:p>
        </text:list-item>
        <text:list-item>
          <text:p text:style-name="P9"><text:span text:style-name="T15">Allowing the user to be able to change the event details as needed</text:span></text:p>
        </text:list-item>
        <text:list-item>
          <text:p text:style-name="P9"><text:span text:style-name="T15">When Event details have changed notify all users interested in or bought tickets to event</text:span></text:p>
        </text:list-item>
        <text:list-item>
          <text:p text:style-name="P9"><text:span text:style-name="T15">Ability to add tags to an event to make the event more easily searchable <text:line-break/></text:span></text:p>
        </text:list-item>
      </text:list>
      <text:p text:style-name="P11"><text:span text:style-name="T12"/></text:p>
      <text:p text:style-name="P15"><text:span text:style-name="T23">5</text:span>)</text:p>
      <text:p text:style-name="P11"><text:span text:style-name="T19">Title:</text:span><text:span text:style-name="T12"> Share a Music Event with friends</text:span></text:p>
      <text:p text:style-name="P26"><text:span text:style-name="T25">S</text:span><text:span text:style-name="T24">tory: </text:span><text:span text:style-name="T4">As someone who like to attend music events with friends I want to be able to </text:span><text:span text:style-name="T15">easily</text:span><text:span text:style-name="T4"> share the event with my friends to see how they fee about the event I’m looking at because this would make it far easier to get my friends to come along to the event.</text:span></text:p>
      <text:p text:style-name="P22"><text:span text:style-name="T4">Acceptance Criteria:</text:span></text:p>
      <text:list xml:id="list3076707935" text:style-name="L5">
        <text:list-item>
          <text:p text:style-name="P27"><text:span text:style-name="T4">Have a quick share button to popular social media sites</text:span></text:p>
        </text:list-item>
      </text:list>
      <text:p text:style-name="P26"><text:span text:style-name="T4"/></text:p>
      <text:p text:style-name="P11"><text:span text:style-name="T12"/></text:p>
      <text:p text:style-name="P11"><text:span text:style-name="T12"/></text:p>
      <text:p text:style-name="P11"><text:span text:style-name="T12"/></text:p>
      <text:p text:style-name="P15"><text:soft-page-break/><text:span text:style-name="T23">6</text:span>)</text:p>
      <text:p text:style-name="P11"><text:span text:style-name="T12">Title: Subscribe for Updates about a Music Event</text:span></text:p>
      <text:p text:style-name="P26"><text:span text:style-name="T12">S</text:span><text:span text:style-name="T4">tory: As someone who likes to look at lots of music events but never certain straight away wether or not id like to attend a event I want to be able to subscribe to an event to get updates or hear about promotions because this would greatly increase the likelihood of me buying a ticket to an event.</text:span></text:p>
      <text:p text:style-name="P26"><text:span text:style-name="T4">Acceptance Criteria:<text:line-break/></text:span></text:p>
      <text:list xml:id="list1362923177" text:style-name="L6">
        <text:list-item>
          <text:p text:style-name="P28"><text:span text:style-name="T4">Ability to add uses to an email list for a event</text:span></text:p>
        </text:list-item>
        <text:list-item>
          <text:p text:style-name="P28"><text:span text:style-name="T4">Give the event organiser the ability to send a email to all those who are interested in the event</text:span></text:p>
        </text:list-item>
        <text:list-item>
          <text:p text:style-name="P28"><text:span text:style-name="T4">Allow the user to unsubscribe from an event if they so wish</text:span></text:p>
        </text:list-item>
      </text:list>
      <text:p text:style-name="P11"><text:span text:style-name="T12"/></text:p>
      <text:p text:style-name="P11"><text:span text:style-name="T12"/></text:p>
      <text:p text:style-name="P15"><text:span text:style-name="T23">7</text:span>)</text:p>
      <text:p text:style-name="P11"><text:span text:style-name="T12">Title: Add Comments to a Music Event</text:span></text:p>
      <text:p text:style-name="P29"><text:span text:style-name="T12">S</text:span><text:span text:style-name="T4">tory: As someone who has attended a given music even the year before id like to add a comment to the same upcoming event about my experience to give new attendees an idea of what to expect because being able to share your experience with other people lets new users know whats an event is like from not just the event organiser.</text:span></text:p>
      <text:p text:style-name="P29"><text:span text:style-name="T4">Acceptance Criteria:</text:span></text:p>
      <text:p text:style-name="P29"><text:span text:style-name="T4"/></text:p>
      <text:list xml:id="list1459671575" text:style-name="L7">
        <text:list-item>
          <text:p text:style-name="P30"><text:span text:style-name="T4">Alow user to anonymously add comments to events</text:span></text:p>
        </text:list-item>
        <text:list-item>
          <text:p text:style-name="P30"><text:span text:style-name="T4">Alow comments to be flagged by other users for removal</text:span></text:p>
        </text:list-item>
        <text:list-item>
          <text:p text:style-name="P30"><text:span text:style-name="T4">Auto filter words in comments before adding to event page</text:span></text:p>
        </text:list-item>
      </text:list>
      <text:p text:style-name="P11"><text:span text:style-name="T12"/></text:p>
      <text:p text:style-name="P15"><text:span text:style-name="T23">8</text:span>)</text:p>
      <text:p text:style-name="P11"><text:span text:style-name="T12">Title: </text:span><text:span text:style-name="T16">Get event data from an API for other websites to use</text:span></text:p>
      <text:p text:style-name="P31"><text:span text:style-name="T4">Story: As someone who is writing a websites that is looking at a smaller subsection of all music events I want an API to interface with this web app to alow me to easily get the data I need to make my own specialised version because </text:span><text:span text:style-name="T17">being able to create a <text:s/></text:span><text:span text:style-name="T4">specialised </text:span><text:span text:style-name="T17">website for a specific type of event will help users see and hear about the events boosting sales of tickets. </text:span></text:p>
      <text:p text:style-name="P31"><text:span text:style-name="T17"/></text:p>
      <text:p text:style-name="P32"><text:span text:style-name="T4">Acceptance Criteria:<text:line-break/></text:span></text:p>
      <text:list xml:id="list2949254958" text:style-name="L8">
        <text:list-item>
          <text:p text:style-name="P33"><text:span text:style-name="T4">Have the vast majority of the events data available over the API</text:span></text:p>
        </text:list-item>
        <text:list-item>
          <text:p text:style-name="P33"><text:span text:style-name="T4">Be able to take payments over the API</text:span></text:p>
        </text:list-item>
        <text:list-item>
          <text:p text:style-name="P33"><text:span text:style-name="T4">Add a subscription fee to the API to make it monitorial viable</text:span></text:p>
        </text:list-item>
      </text:list>
      <text:p text:style-name="P32"><text:span text:style-name="T4"/></text:p>
      <text:p text:style-name="P32"><text:span text:style-name="T4"/></text:p>
      <text:p text:style-name="P3"/>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AU"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AU"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currency-style style:name="N133P0" style:volatile="true">
      <number:currency-symbol number:language="en" number:country="US">$</number:currency-symbol>
      <number:number number:decimal-places="2" number:min-decimal-places="2" number:min-integer-digits="1" number:grouping="true"/>
    </number:currency-style>
    <number:currency-style style:name="N133">
      <number:text>-</number:text>
      <number:currency-symbol number:language="en" number:country="US">$</number:currency-symbol>
      <number:number number:decimal-places="2" number:min-decimal-places="2" number:min-integer-digits="1" number:grouping="true"/>
      <style:map style:condition="value()&gt;=0" style:apply-style-name="N133P0"/>
    </number:currency-style>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0P0" style:volatile="true">
      <number:currency-symbol number:language="en" number:country="US">$</number:currency-symbol>
      <number:number number:decimal-places="2" number:min-decimal-places="2"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8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2P0"/>
    </number:currency-style>
    <number:currency-style style:name="N12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0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6">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4">
      <number:day number:calendar="jewish"/>
      <number:text> </number:text>
      <number:month number:calendar="jewish" number:style="long" number:textual="true"/>
      <number:text> </number:text>
      <number:year number:calendar="jewish" number:style="long"/>
    </number:date-style>
    <number:date-style style:name="N113">
      <number:month number:calendar="jewish" number:style="long" number:textual="true"/>
      <number:text> </number:text>
      <number:day number:calendar="jewish"/>
      <number:text> </number:text>
      <number:year number:calendar="jewish" number:style="long"/>
    </number:date-style>
    <number:date-style style:name="N112">
      <number:day number:calendar="jewish"/>
      <number:text> </number:text>
      <number:month number:calendar="jewish" number:style="long" number:textual="true"/>
    </number:date-style>
    <number:date-style style:name="N111">
      <number:month number:calendar="jewish" number:style="long" number:textual="true"/>
      <number:text> </number:text>
      <number:day number:calendar="jewish"/>
    </number:date-style>
    <number:date-style style:name="N110">
      <number:month number:calendar="jewish" number:style="long" number:textual="true"/>
      <number:text> </number:text>
      <number:year number:calendar="jewish" number:style="long"/>
    </number:date-style>
    <number:date-style style:name="N109">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18:07:14.634270916</meta:creation-date>
    <dc:date>2022-08-31T21:16:16.964473723</dc:date>
    <meta:editing-duration>PT45M13S</meta:editing-duration>
    <meta:editing-cycles>5</meta:editing-cycles>
    <meta:generator>LibreOffice/7.3.5.2$Linux_X86_64 LibreOffice_project/30$Build-2</meta:generator>
    <meta:document-statistic meta:table-count="0" meta:image-count="0" meta:object-count="0" meta:page-count="3" meta:paragraph-count="61" meta:word-count="1278" meta:character-count="6813" meta:non-whitespace-character-count="5611"/>
  </office:meta>
</office:document-meta>
</file>